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997" officeooo:paragraph-rsid="00107997"/>
    </style:style>
    <style:style style:name="P2" style:family="paragraph" style:parent-style-name="Standard">
      <style:text-properties fo:font-weight="normal" officeooo:rsid="00154a76" officeooo:paragraph-rsid="00154a76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paragraph-rsid="00154a76"/>
    </style:style>
    <style:style style:name="P5" style:family="paragraph" style:parent-style-name="Text_20_body">
      <style:text-properties fo:font-weight="normal" officeooo:rsid="00154a76" officeooo:paragraph-rsid="00154a76" style:font-weight-asian="normal" style:font-weight-complex="normal"/>
    </style:style>
    <style:style style:name="T1" style:family="text">
      <style:text-properties officeooo:rsid="0011ab59"/>
    </style:style>
    <style:style style:name="T2" style:family="text">
      <style:text-properties officeooo:rsid="001397b6"/>
    </style:style>
    <style:style style:name="T3" style:family="text">
      <style:text-properties officeooo:rsid="00154a76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Describe the routing problem</text:p>
      <text:p text:style-name="Text_20_body">This <text:s/><text:span text:style-name="T3">program </text:span>simulates multiple routers that use the distance vector algorithm. <text:s/><text:span text:style-name="T3">We can only achieve this</text:span> by <text:s/>using a single thread and <text:span text:style-name="T3">the </text:span>select() <text:span text:style-name="T3">method </text:span>(project requirements). <text:s/>The goal here is to learn about socket<text:span text:style-name="T3">s</text:span> demultiplexing, time management and familiarity <text:span text:style-name="T3">ourself </text:span>with datagram socket<text:span text:style-name="T3">s</text:span>. <text:s/></text:p>
      <text:p text:style-name="Text_20_body"/>
      <text:p text:style-name="P3">Solution <text:span text:style-name="T3">Approach</text:span>:</text:p>
      <text:p text:style-name="P4">Every router we startup will have it own process. <text:s/>For instance, 5 routers, 5 processes. The router reads in it's .CFG file which will be passed in <text:span text:style-name="T3">the command line </text:span>with the following example parameters : [python3 router.py -p test1 A]. <text:s/>The router will stores it's neighbors <text:span text:style-name="T3">in a list </text:span>and then loop through it <text:span text:style-name="T3">to</text:span> <text:span text:style-name="T3">find</text:span> any <text:span text:style-name="T3">sockets </text:span>that are ready to be connected. <text:span text:style-name="T3">We can do this</text:span> with the select() command. <text:s/>The routers will broadcast (U message) to it's neighbor every 30 seconds if there <text:span text:style-name="T3">were</text:span> changes made to the cost . <text:s/>When a router receives <text:s/>a U message, it <text:span text:style-name="T1">will </text:span>update the routing table <text:span text:style-name="T1">based on the total cost. If the cost is higher, it will not change the original routing table. <text:s/>(do we need to talk about L cost? <text:s/>Or it is not used by our program? ) <text:s/></text:span></text:p>
      <text:p text:style-name="Text_20_body"/>
      <text:p text:style-name="P3">Test Case 1:</text:p>
      <text:p text:style-name="P5">In test1, what happens when link cost BE changes to 2, the algorithm is allowed to converge, and then BE changes back to 8. </text:p>
      <text:p text:style-name="P3">Test Case 2:</text:p>
      <text:p text:style-name="P2">Is the behavior different if the -p flag is used (poisoned reverse)?</text:p>
      <text:p text:style-name="Text_20_body"/>
      <text:p text:style-name="Text_20_body"/>
      <text:p text:style-name="P3">Decisions:</text:p>
      <text:p text:style-name="Text_20_body">Some of the the implementation decisions made by Professor Hauser that affects the way we implement our program are: using single threaded instead of multi-threaded, and <text:s/>use of select() method <text:span text:style-name="T2">to figure out when a socket is “ready”. <text:s/>Another solution to this is have it multi-threaded, <text:s/>however, <text:s/>this could ramp up our wait time dramatically as all connections must be handled at the same <text:s/>vs. one at a time for a scalable number of routers. </text:span></text:p>
      <text:p text:style-name="Text_20_body"/>
      <text:p text:style-name="Text_20_body">Some of the the implementation decisions made by <text:span text:style-name="T2">US: </text:span></text:p>
      <text:p text:style-name="Text_20_body"/>
      <text:p text:style-name="Text_20_body"/>
      <text:p text:style-name="Text_20_body"><text:soft-page-break/></text:p>
      <text:p text:style-name="P3">Conclusion:</text:p>
      <text:p text:style-name="Text_20_body">In some respect, <text:s/>this router program represents a real Internet router because it have a routing table that contain the most optimal link cost to it send destination. <text:s/>The update interval also makes it more realistic as things on the Internet get change constantly and we can't rely on one link to work forever. <text:s/>If we would to rely on one link for all then every time when the link we're connected to change, <text:s/>it would destroy the whole network. <text:s/>However, <text:s/>in some aspect, <text:s/>it doesn't represent the Internet is because it's host is a local host. <text:s/>Therefore, <text:s/>we won't experience any packet lost <text:span text:style-name="T3">or latency issue as a real Internet router would. Thus, <text:s/>it limit our understanding of the real network. <text:s/>Also, <text:s/>the program is implemented using <text:s/>a buffer where a real Internet router would have something such as a crossbar matrix implemented with much higher throughput . </text:span></text:p>
      <text:p text:style-name="Text_20_body"/>
      <text:p text:style-name="Text_20_body"/>
      <text:p text:style-name="Text_20_body"># of hours he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6:09:46.308618681</meta:creation-date>
    <dc:date>2015-11-16T17:09:34.842929365</dc:date>
    <meta:editing-duration>PT14M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14" meta:word-count="473" meta:character-count="2731" meta:non-whitespace-character-count="2231"/>
  </office:meta>
</office:document-meta>
</file>